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Symbol1" svg:font-family="Open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0ff00f6" officeooo:paragraph-rsid="00ff00f6" style:font-weight-asian="bold" style:font-weight-complex="bold"/>
    </style:style>
    <style:style style:name="P2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0ff00f6" officeooo:paragraph-rsid="00ff00f6" style:font-weight-asian="bold" style:font-weight-complex="bold"/>
    </style:style>
    <style:style style:name="P3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0ff42bf" officeooo:paragraph-rsid="00ff42bf" style:font-weight-asian="bold" style:font-weight-complex="bold"/>
    </style:style>
    <style:style style:name="P4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0ffa190" officeooo:paragraph-rsid="00ffa190" style:font-weight-asian="bold" style:font-weight-complex="bold"/>
    </style:style>
    <style:style style:name="P5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074fb9" officeooo:paragraph-rsid="01074fb9" style:font-weight-asian="bold" style:font-weight-complex="bold"/>
    </style:style>
    <style:style style:name="P6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0b9b46" officeooo:paragraph-rsid="010b9b46" style:font-weight-asian="bold" style:font-weight-complex="bold"/>
    </style:style>
    <style:style style:name="P7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0c7883" officeooo:paragraph-rsid="010c7883" style:font-weight-asian="bold" style:font-weight-complex="bold"/>
    </style:style>
    <style:style style:name="P8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0c7883" officeooo:paragraph-rsid="0115c8d0" style:font-weight-asian="bold" style:font-weight-complex="bold"/>
    </style:style>
    <style:style style:name="P9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0db5f1" officeooo:paragraph-rsid="010db5f1" style:font-weight-asian="bold" style:font-weight-complex="bold"/>
    </style:style>
    <style:style style:name="P10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0db9f1" officeooo:paragraph-rsid="010db9f1" style:font-weight-asian="bold" style:font-weight-complex="bold"/>
    </style:style>
    <style:style style:name="P11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0f5a49" officeooo:paragraph-rsid="010f5a49" style:font-weight-asian="bold" style:font-weight-complex="bold"/>
    </style:style>
    <style:style style:name="P12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15ecf8" officeooo:paragraph-rsid="0115ecf8" style:font-weight-asian="bold" style:font-weight-complex="bold"/>
    </style:style>
    <style:style style:name="P13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1606e4" officeooo:paragraph-rsid="011606e4" style:font-weight-asian="bold" style:font-weight-complex="bold"/>
    </style:style>
    <style:style style:name="P14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1606e4" officeooo:paragraph-rsid="0125ec57" style:font-weight-asian="bold" style:font-weight-complex="bold"/>
    </style:style>
    <style:style style:name="P15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16ce0c" officeooo:paragraph-rsid="0116ce0c" style:font-weight-asian="bold" style:font-weight-complex="bold"/>
    </style:style>
    <style:style style:name="P16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122cc54" officeooo:paragraph-rsid="0122cc54" style:font-weight-asian="bold" style:font-weight-complex="bold"/>
    </style:style>
    <style:style style:name="P17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/>
    </style:style>
    <style:style style:name="P18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0ff00f6" officeooo:paragraph-rsid="00ff00f6"/>
    </style:style>
    <style:style style:name="P19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102c9f8" officeooo:paragraph-rsid="0102c9f8"/>
    </style:style>
    <style:style style:name="P20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1074fb9" officeooo:paragraph-rsid="01074fb9"/>
    </style:style>
    <style:style style:name="P21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00eb68" officeooo:paragraph-rsid="0100eb68" style:font-weight-asian="normal" style:font-weight-complex="normal"/>
    </style:style>
    <style:style style:name="P22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0bcd10" officeooo:paragraph-rsid="010bcd10" style:font-weight-asian="normal" style:font-weight-complex="normal"/>
    </style:style>
    <style:style style:name="P23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0db5f1" officeooo:paragraph-rsid="010db5f1" style:font-weight-asian="normal" style:font-weight-complex="normal"/>
    </style:style>
    <style:style style:name="P24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0db9f1" officeooo:paragraph-rsid="010db9f1" style:font-weight-asian="normal" style:font-weight-complex="normal"/>
    </style:style>
    <style:style style:name="P25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0f5a49" officeooo:paragraph-rsid="010f5a49" style:font-weight-asian="normal" style:font-weight-complex="normal"/>
    </style:style>
    <style:style style:name="P26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0f5a49" officeooo:paragraph-rsid="0125ec57" style:font-weight-asian="normal" style:font-weight-complex="normal"/>
    </style:style>
    <style:style style:name="P27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16ce0c" officeooo:paragraph-rsid="010f5a49" style:font-weight-asian="normal" style:font-weight-complex="normal"/>
    </style:style>
    <style:style style:name="P28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16ce0c" officeooo:paragraph-rsid="0116ce0c" style:font-weight-asian="normal" style:font-weight-complex="normal"/>
    </style:style>
    <style:style style:name="P29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16ce0c" officeooo:paragraph-rsid="0125ec57" style:font-weight-asian="normal" style:font-weight-complex="normal"/>
    </style:style>
    <style:style style:name="P30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22cc54" officeooo:paragraph-rsid="0122cc54" style:font-weight-asian="normal" style:font-weight-complex="normal"/>
    </style:style>
    <style:style style:name="P31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25ec57" officeooo:paragraph-rsid="0125ec57" style:font-weight-asian="normal" style:font-weight-complex="normal"/>
    </style:style>
    <style:style style:name="P32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274204" officeooo:paragraph-rsid="01274204" style:font-weight-asian="normal" style:font-weight-complex="normal"/>
    </style:style>
    <style:style style:name="P33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28fe1d" officeooo:paragraph-rsid="0128fe1d" style:font-weight-asian="normal" style:font-weight-complex="normal"/>
    </style:style>
    <style:style style:name="P34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2b1b59" officeooo:paragraph-rsid="012b1b59" style:font-weight-asian="normal" style:font-weight-complex="normal"/>
    </style:style>
    <style:style style:name="P35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1f10ed" officeooo:paragraph-rsid="011f10ed" style:font-weight-asian="normal" style:font-weight-complex="normal"/>
    </style:style>
    <style:style style:name="P36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1cbc32" officeooo:paragraph-rsid="0119785b" style:font-weight-asian="normal" style:font-weight-complex="normal"/>
    </style:style>
    <style:style style:name="P37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officeooo:paragraph-rsid="00ff00f6"/>
    </style:style>
    <style:style style:name="P38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text-underline-style="solid" style:text-underline-width="auto" style:text-underline-color="font-color" officeooo:rsid="0118889d" officeooo:paragraph-rsid="0118889d"/>
    </style:style>
    <style:style style:name="P39" style:family="paragraph" style:parent-style-name="Standard" style:list-style-name="L1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0ff00f6" officeooo:paragraph-rsid="00ff00f6"/>
    </style:style>
    <style:style style:name="P40" style:family="paragraph" style:parent-style-name="Standard" style:list-style-name="L2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0ff00f6" officeooo:paragraph-rsid="0100eb68"/>
    </style:style>
    <style:style style:name="P41" style:family="paragraph" style:parent-style-name="Standard" style:list-style-name="L1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0ff42bf" officeooo:paragraph-rsid="00ff42bf"/>
    </style:style>
    <style:style style:name="P42" style:family="paragraph" style:parent-style-name="Standard" style:list-style-name="L2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0ff42bf" officeooo:paragraph-rsid="00ff42bf"/>
    </style:style>
    <style:style style:name="P43" style:family="paragraph" style:parent-style-name="Standard" style:list-style-name="L2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0ffa190" officeooo:paragraph-rsid="0100eb68"/>
    </style:style>
    <style:style style:name="P44" style:family="paragraph" style:parent-style-name="Standard" style:list-style-name="L3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0ff42bf" officeooo:paragraph-rsid="00ff42bf" style:font-weight-asian="normal" style:font-weight-complex="normal"/>
    </style:style>
    <style:style style:name="P45" style:family="paragraph" style:parent-style-name="Standard" style:list-style-name="L3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0ff42bf" officeooo:paragraph-rsid="01001639" style:font-weight-asian="normal" style:font-weight-complex="normal"/>
    </style:style>
    <style:style style:name="P46" style:family="paragraph" style:parent-style-name="Standard" style:list-style-name="L3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001639" officeooo:paragraph-rsid="01001639" style:font-weight-asian="normal" style:font-weight-complex="normal"/>
    </style:style>
    <style:style style:name="P47" style:family="paragraph" style:parent-style-name="Standard" style:list-style-name="L3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00eb68" officeooo:paragraph-rsid="0100eb68" style:font-weight-asian="normal" style:font-weight-complex="normal"/>
    </style:style>
    <style:style style:name="P48" style:family="paragraph" style:parent-style-name="Standard" style:list-style-name="L3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03be46" officeooo:paragraph-rsid="0103be46" style:font-weight-asian="normal" style:font-weight-complex="normal"/>
    </style:style>
    <style:style style:name="P49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30d9da" officeooo:paragraph-rsid="0130d9da" style:font-weight-asian="normal" style:font-weight-complex="normal"/>
    </style:style>
    <style:style style:name="P50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32c1d3" officeooo:paragraph-rsid="0132c1d3" style:font-weight-asian="normal" style:font-weight-complex="normal"/>
    </style:style>
    <style:style style:name="P51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274204" officeooo:paragraph-rsid="01274204" style:font-weight-asian="normal" style:font-weight-complex="normal"/>
    </style:style>
    <style:style style:name="P52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2b1b59" officeooo:paragraph-rsid="012b1b59" style:font-weight-asian="normal" style:font-weight-complex="normal"/>
    </style:style>
    <style:style style:name="P53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36ee6c" officeooo:paragraph-rsid="0136ee6c" style:font-weight-asian="normal" style:font-weight-complex="normal"/>
    </style:style>
    <style:style style:name="P54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rsid="01376ee7" officeooo:paragraph-rsid="01376ee7" style:font-weight-asian="normal" style:font-weight-complex="normal"/>
    </style:style>
    <style:style style:name="P55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normal" officeooo:paragraph-rsid="01376ee7"/>
    </style:style>
    <style:style style:name="P56" style:family="paragraph" style:parent-style-name="Standard" style:list-style-name="L4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110bcea" officeooo:paragraph-rsid="0110bcea"/>
    </style:style>
    <style:style style:name="P57" style:family="paragraph" style:parent-style-name="Standard" style:list-style-name="L4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1074fb9" officeooo:paragraph-rsid="01074fb9"/>
    </style:style>
    <style:style style:name="P58" style:family="paragraph" style:parent-style-name="Standard" style:list-style-name="L4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10a5064" officeooo:paragraph-rsid="010a5064"/>
    </style:style>
    <style:style style:name="P59" style:family="paragraph" style:parent-style-name="Standard" style:list-style-name="L4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1079cf5" officeooo:paragraph-rsid="01079cf5"/>
    </style:style>
    <style:style style:name="P60" style:family="paragraph" style:parent-style-name="Standard" style:list-style-name="L4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officeooo:rsid="010928c4" officeooo:paragraph-rsid="010928c4"/>
    </style:style>
    <style:style style:name="P61" style:family="paragraph" style:parent-style-name="Standard" style:list-style-name="L2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style:font-name="Liberation Sans1" fo:font-weight="bold" officeooo:rsid="00ffa190" officeooo:paragraph-rsid="00ffa190" style:font-weight-asian="bold" style:font-weight-complex="bold"/>
    </style:style>
    <style:style style:name="P62" style:family="paragraph" style:parent-style-name="Standard" style:list-style-name="L3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officeooo:paragraph-rsid="00ffa190"/>
    </style:style>
    <style:style style:name="P63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officeooo:paragraph-rsid="0133aae5"/>
    </style:style>
    <style:style style:name="P64" style:family="paragraph" style:parent-style-name="Standard" style:list-style-name="L6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officeooo:paragraph-rsid="0132c778"/>
    </style:style>
    <style:style style:name="P65" style:family="paragraph" style:parent-style-name="Standard" style:list-style-name="L7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officeooo:paragraph-rsid="0133aae5"/>
    </style:style>
    <style:style style:name="P66" style:family="paragraph" style:parent-style-name="Standard" style:list-style-name="L3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officeooo:rsid="0100eb68" officeooo:paragraph-rsid="0100eb68"/>
    </style:style>
    <style:style style:name="P67" style:family="paragraph" style:parent-style-name="Standard">
      <style:paragraph-properties style:shadow="none" style:writing-mode="page">
        <style:tab-stops>
          <style:tab-stop style:position="1cm"/>
          <style:tab-stop style:position="19.001cm" style:type="right"/>
        </style:tab-stops>
      </style:paragraph-properties>
      <style:text-properties officeooo:rsid="011f10ed" officeooo:paragraph-rsid="0118889d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style:font-name="Liberation Sans1" fo:font-weight="bold" officeooo:rsid="00ff42bf" style:font-weight-asian="bold" style:font-weight-complex="bold"/>
    </style:style>
    <style:style style:name="T3" style:family="text">
      <style:text-properties style:font-name="Liberation Sans1" fo:font-weight="bold" officeooo:rsid="00ff00f6" style:font-weight-asian="bold" style:font-weight-complex="bold"/>
    </style:style>
    <style:style style:name="T4" style:family="text">
      <style:text-properties style:font-name="Liberation Sans1" officeooo:rsid="00ff00f6"/>
    </style:style>
    <style:style style:name="T5" style:family="text">
      <style:text-properties style:font-name="Liberation Sans1" fo:font-weight="normal" style:font-weight-asian="normal" style:font-weight-complex="normal"/>
    </style:style>
    <style:style style:name="T6" style:family="text">
      <style:text-properties style:font-name="Liberation Sans1" fo:font-weight="normal" officeooo:rsid="00ffa190" style:font-weight-asian="normal" style:font-weight-complex="normal"/>
    </style:style>
    <style:style style:name="T7" style:family="text">
      <style:text-properties style:font-name="Liberation Sans1" fo:font-weight="normal" officeooo:rsid="01001639" style:font-weight-asian="normal" style:font-weight-complex="normal"/>
    </style:style>
    <style:style style:name="T8" style:family="text">
      <style:text-properties style:font-name="Liberation Sans1" fo:font-weight="normal" officeooo:rsid="0116ce0c" style:font-weight-asian="normal" style:font-weight-complex="normal"/>
    </style:style>
    <style:style style:name="T9" style:family="text">
      <style:text-properties style:font-name="Liberation Sans1" fo:font-weight="normal" officeooo:rsid="0130d9da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ffa190" style:font-weight-asian="bold" style:font-weight-complex="bold"/>
    </style:style>
    <style:style style:name="T12" style:family="text">
      <style:text-properties fo:font-weight="bold" officeooo:rsid="0105318e" style:font-weight-asian="bold" style:font-weight-complex="bold"/>
    </style:style>
    <style:style style:name="T13" style:family="text">
      <style:text-properties officeooo:rsid="00ffa190"/>
    </style:style>
    <style:style style:name="T14" style:family="text">
      <style:text-properties officeooo:rsid="01001639"/>
    </style:style>
    <style:style style:name="T15" style:family="text">
      <style:text-properties officeooo:rsid="0105318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10b781" style:font-weight-asian="normal" style:font-weight-complex="normal"/>
    </style:style>
    <style:style style:name="T18" style:family="text">
      <style:text-properties officeooo:rsid="0113c483"/>
    </style:style>
    <style:style style:name="T19" style:family="text">
      <style:text-properties officeooo:rsid="0113f163"/>
    </style:style>
    <style:style style:name="T20" style:family="text">
      <style:text-properties officeooo:rsid="0115c8d0"/>
    </style:style>
    <style:style style:name="T21" style:family="text">
      <style:text-properties officeooo:rsid="0116ce0c"/>
    </style:style>
    <style:style style:name="T22" style:family="text">
      <style:text-properties officeooo:rsid="0120ee4c"/>
    </style:style>
    <style:style style:name="T23" style:family="text">
      <style:text-properties officeooo:rsid="012b1b59"/>
    </style:style>
    <style:style style:name="T24" style:family="text">
      <style:text-properties fo:color="#dcdcaa" style:font-name="Droid Sans Mono" fo:font-size="10.5pt" fo:background-color="#1e1e1e" loext:char-shading-value="0"/>
    </style:style>
    <style:style style:name="T25" style:family="text">
      <style:text-properties fo:color="#dcdcaa" style:font-name="Droid Sans Mono" fo:font-size="10.5pt" officeooo:rsid="01376ee7" fo:background-color="#1e1e1e" loext:char-shading-value="0" style:font-weight-asian="normal" style:font-weight-complex="normal"/>
    </style:style>
    <style:style style:name="T26" style:family="text">
      <style:text-properties officeooo:rsid="01376ee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">Carnet de bord</text:p>
      <text:p text:style-name="P1">Projet Buenosaires</text:p>
      <text:p text:style-name="P1">Telecom Paris</text:p>
      <text:p text:style-name="P1">25/01/21 - 24/10/21</text:p>
      <text:p text:style-name="P17"/>
      <text:p text:style-name="P17"/>
      <text:p text:style-name="P17"/>
      <text:p text:style-name="P2">25/01 - 29/01</text:p>
      <text:p text:style-name="P17"/>
      <text:p text:style-name="P18"><text:span text:style-name="T10">Téléchargement dossier</text:span> buenosaires-master.zip depuis https://github.com/githof/xmlselect</text:p>
      <text:p text:style-name="P18">Création https://github.com/morganBeweb30/buenosaires pour ma version (on verra plus tard comment on fusionne / remplace les versions)</text:p>
      <text:p text:style-name="P18"/>
      <text:p text:style-name="P37"><text:span text:style-name="T2">I</text:span><text:span text:style-name="T3">nstallation locale</text:span><text:span text:style-name="T2"> et résolution de problèmes</text:span><text:span text:style-name="T4">, dont :</text:span></text:p>
      <text:list xml:id="list1948729274" text:style-name="L1">
        <text:list-item>
          <text:p text:style-name="P39">création localhost + rewrite_mod on</text:p>
        </text:list-item>
        <text:list-item>
          <text:p text:style-name="P41">création du fichier local-config.php</text:p>
        </text:list-item>
        <text:list-item>
          <text:p text:style-name="P39">modification des droits d'accès aux dossiers</text:p>
        </text:list-item>
      </text:list>
      <text:p text:style-name="P18"/>
      <text:p text:style-name="P3">Affichage des erreurs (mode dev)</text:p>
      <text:list xml:id="list3994741568" text:style-name="L2">
        <text:list-item>
          <text:p text:style-name="P43">Database.php : erreur constante "SQO_DATABASE_NAME"</text:p>
        </text:list-item>
        <text:list-item>
          <text:p text:style-name="P40"><text:span text:style-name="T13">Database.php : erreur count($columns) =&gt; si on corrige en initialisant $columns = [], la requete n'a plus de * ou id =&gt; bloquant. </text:span><text:span text:style-name="T15">*** </text:span><text:span text:style-name="T11">Laissé avec l'erreur pour l'instant</text:span><text:span text:style-name="T12"> ***</text:span></text:p>
        </text:list-item>
      </text:list>
      <text:p text:style-name="P18"/>
      <text:p text:style-name="P18"/>
      <text:p text:style-name="P18"/>
      <text:p text:style-name="P3">01/02 - 05/02</text:p>
      <text:p text:style-name="P18"/>
      <text:p text:style-name="P3">Tests du site en local :</text:p>
      <text:list xml:id="list3272794697" text:style-name="L3">
        <text:list-item>
          <text:p text:style-name="P44">mode visiteur (0) =&gt; <text:span text:style-name="T14">accès </text:span>ok<text:span text:style-name="T14">, affichage ok</text:span></text:p>
        </text:list-item>
        <text:list-item>
          <text:p text:style-name="P45">mode lecteur (1) =&gt; <text:span text:style-name="T14">accès ok, </text:span></text:p>
          <text:list>
            <text:list-item>
              <text:p text:style-name="P45">des erreurs d'affichage et manquants :</text:p>
            </text:list-item>
            <text:list-item>
              <text:p text:style-name="P44"><text:span text:style-name="T14">p</text:span>as de dossier xmlselect/ qui contient des fichiers js</text:p>
            </text:list-item>
            <text:list-item>
              <text:p text:style-name="P46">erreur de réécriture d'url : garde la page de départ de la requete href</text:p>
            </text:list-item>
          </text:list>
        </text:list-item>
        <text:list-item>
          <text:p text:style-name="P44">mode <text:span text:style-name="T13">éditeur(2) =&gt; *** à faire ***</text:span></text:p>
        </text:list-item>
        <text:list-item>
          <text:p text:style-name="P62"><text:span text:style-name="T6">mode administrateur (3) </text:span><text:span text:style-name="T7">=&gt; </text:span><text:span text:style-name="T6">accès </text:span><text:span text:style-name="T7">ok</text:span></text:p>
          <text:list>
            <text:list-item>
              <text:p text:style-name="P46">mêmes problèmes d'affichage que (1)</text:p>
            </text:list-item>
            <text:list-item>
              <text:p text:style-name="P46">export acte xml ok</text:p>
            </text:list-item>
            <text:list-item>
              <text:p text:style-name="P47">export personnes xls =&gt; oui mais sans données, que les noms des colonnes</text:p>
            </text:list-item>
            <text:list-item>
              <text:p text:style-name="P47">export relations xls =&gt; pareil que personnes</text:p>
            </text:list-item>
            <text:list-item>
              <text:p text:style-name="P66"><text:span text:style-name="T5">import =&gt; il manque des données par acte </text:span><text:span text:style-name="T1">*** voir dans le code si c'est prévu ou pas***</text:span></text:p>
            </text:list-item>
            <text:list-item>
              <text:p text:style-name="P48">mêmes erreurs d'affichage que (1)</text:p>
            </text:list-item>
            <text:list-item>
              <text:p text:style-name="P48">accès aux données de ma bdd ok</text:p>
            </text:list-item>
          </text:list>
        </text:list-item>
      </text:list>
      <text:p text:style-name="P21"/>
      <text:p text:style-name="P6">Schéma structure site</text:p>
      <text:p text:style-name="P21"/>
      <text:p text:style-name="P21">buenosaires-schemaStructureSite-210205.xmind</text:p>
      <text:p text:style-name="P21"/>
      <text:p text:style-name="P22"/>
      <text:p text:style-name="P7">08/02 - 12/02</text:p>
      <text:p text:style-name="P21"/>
      <text:p text:style-name="P9">Suite schéma structure site</text:p>
      <text:p text:style-name="P23">Prendra plusieurs jours</text:p>
      <text:p text:style-name="P23"/>
      <text:p text:style-name="P10">Ajout erreurs dans ma_doc</text:p>
      <text:p text:style-name="P24"/>
      <text:p text:style-name="P10"><text:soft-page-break/></text:p>
      <text:p text:style-name="P10">Recherche pourquoi logs.txt affiche table 'buenosaires.4227' doesn't exist (et autres)</text:p>
      <text:p text:style-name="P24"/>
      <text:p text:style-name="P11">SSH</text:p>
      <text:p text:style-name="P25">connexion au serveur</text:p>
      <text:p text:style-name="P25">.ssh/config pour aliases de co au serveur</text:p>
      <text:p text:style-name="P25">installé openvpn</text:p>
      <text:p text:style-name="P25">généré clé ssh </text:p>
      <text:p text:style-name="P11"><text:span text:style-name="T16">copié clé publique sur le serveur dans .ssh/authorized_keys (pour l'instant le serveur me demande quand même mon mdp ***</text:span><text:span text:style-name="T17"> Voir </text:span><text:span text:style-name="T16"><text:s/>/home/morgan/internet/buenosaires/perso/sshkey/sshkey.txt)</text:span></text:p>
      <text:p text:style-name="P25"/>
      <text:p text:style-name="P25"/>
      <text:p text:style-name="P25"/>
      <text:p text:style-name="P8"><text:span text:style-name="T20">15</text:span>/02 - 1<text:span text:style-name="T20">9</text:span>/02</text:p>
      <text:p text:style-name="P25"/>
      <text:p text:style-name="P14">Clone du repo de githof</text:p>
      <text:p text:style-name="P26"/>
      <text:p text:style-name="P31">Récupération des modifs sur buenosaires-morg-indep (indentation et docu ***)</text:p>
      <text:p text:style-name="P31"/>
      <text:p text:style-name="P34">commit 210217 :</text:p>
      <text:p text:style-name="P33">Correction bugs dépréciation, "break", mysqli-&gt;query()</text:p>
      <text:p text:style-name="P33">Ajout "dev only" sur index pour voir erreurs</text:p>
      <text:p text:style-name="P34"><text:tab/><text:span text:style-name="T21">Problème de permission (erreur 403 pour morganprieur)</text:span> : pas pu push</text:p>
      <text:p text:style-name="P49">OK, il ne m'avait pas inscrit comme contributeur, mnt c'est bon</text:p>
      <text:p text:style-name="P49"/>
      <text:p text:style-name="P50">Affichage et redirection url sont réglés (je ne sais pas pourquoi).</text:p>
      <text:p text:style-name="P29"/>
      <text:p text:style-name="P29"/>
      <text:p text:style-name="P29"/>
      <text:p text:style-name="P12">Recherche bugs insert</text:p>
      <text:p text:style-name="P25"/>
      <text:p text:style-name="P34">Insertion d'un seul nom "domingo BELGRANO", l'attribut "de" n'est pas présent pour tout le monde (logique, ils ne l'ont pas tous, indépendamment du bug de nom unique).</text:p>
      <text:p text:style-name="P34"/>
      <text:p text:style-name="P53">- var_dumps et echos pour vérifier les données envoyées et reçues.</text:p>
      <text:p text:style-name="P55"><text:span text:style-name="T26">- testé de commenter la méthode Database-&gt; remove_unused_prenoms_noms() pour vérifier qu'elle ne supprime pas des noms prénoms indus ==&gt; non c'est pareil</text:span></text:p>
      <text:p text:style-name="P55"><text:span text:style-name="T25"/></text:p>
      <text:p text:style-name="P54"/>
      <text:p text:style-name="P25"/>
      <text:p text:style-name="P25"/>
      <text:p text:style-name="P13">Harmonisation de l'indentation</text:p>
      <text:p text:style-name="P25"/>
      <text:p text:style-name="P32">commit WIP<text:span text:style-name="T23"> 210217</text:span></text:p>
      <text:p text:style-name="P63"><text:span text:style-name="T9">commits 210218 :</text:span></text:p>
      <text:list xml:id="list905445668" text:style-name="L7">
        <text:list-item>
          <text:p text:style-name="P65"><text:span text:style-name="T9">indentation</text:span></text:p>
        </text:list-item>
      </text:list>
      <text:list xml:id="list2534705645" text:style-name="L6">
        <text:list-item>
          <text:p text:style-name="P64"><text:span text:style-name="T9">ajout perso/ à .gitignore</text:span></text:p>
        </text:list-item>
        <text:list-item>
          <text:p text:style-name="P64"><text:span text:style-name="T9">ajout ma_doc.md aux suivis</text:span></text:p>
        </text:list-item>
      </text:list>
      <text:p text:style-name="P32"/>
      <text:p text:style-name="P27"/>
      <text:p text:style-name="P28"/>
      <text:p text:style-name="P15">Info VSCode git</text:p>
      <text:p text:style-name="P25"/>
      <text:p text:style-name="P28">Si connecté avec une identité on ne peut pas communiquer avec github depuis une autre identité. Il faut se déco (icone user en bas à gauche de l'itf de VSCode)</text:p>
      <text:p text:style-name="P28">Par contre on peut communiquer avec Github depuis une console hors de VSCode</text:p>
      <text:p text:style-name="P28"/>
      <text:p text:style-name="P38"><text:soft-page-break/><text:span text:style-name="T8">H</text:span><text:span text:style-name="T5">owhTo Git</text:span></text:p>
      <text:p text:style-name="P28"/>
      <text:p text:style-name="P67"><text:span text:style-name="T5"/></text:p>
      <text:p text:style-name="P35"/>
      <text:p text:style-name="P35"/>
      <text:p text:style-name="P36"/>
      <text:p text:style-name="P16">Découpage de fonctions/méthodes</text:p>
      <text:p text:style-name="P11"/>
      <text:p text:style-name="P30">Un exemple sur src/class/io/XMLActeReader.php</text:p>
      <text:p text:style-name="P30"/>
      <text:p text:style-name="P30"/>
      <text:p text:style-name="P21"/>
      <text:p text:style-name="P21"/>
      <text:p text:style-name="P20">--------------------------------------------------------------------------------------------------------------------------------------</text:p>
      <text:p text:style-name="P20"/>
      <text:p text:style-name="P5">A faire</text:p>
      <text:list xml:id="list3187423761" text:style-name="L4">
        <text:list-item>
          <text:p text:style-name="P56">Corriger bugs avec Christophe</text:p>
        </text:list-item>
        <text:list-item>
          <text:p text:style-name="P56">Réécrire fichiers selon ex<text:span text:style-name="T22">e</text:span>mple de Chris </text:p>
        </text:list-item>
        <text:list-item>
          <text:p text:style-name="P56">Documenter le code au max</text:p>
        </text:list-item>
        <text:list-item>
          <text:p text:style-name="P57">Voir quelles données doivent être importées depuis un acte vers la BDD</text:p>
        </text:list-item>
        <text:list-item>
          <text:p text:style-name="P58">Nom.php =&gt; indiquer "public" aux méthodes<text:span text:style-name="T18"> (ailleurs aussi)</text:span></text:p>
        </text:list-item>
        <text:list-item>
          <text:p text:style-name="P59">Doc<text:span text:style-name="T19">u</text:span> texte</text:p>
        </text:list-item>
        <text:list-item>
          <text:p text:style-name="P59">Schéma structure site</text:p>
          <text:p text:style-name="P59"/>
        </text:list-item>
        <text:list-item>
          <text:p text:style-name="P59">Recherches technos "nouvelles"</text:p>
        </text:list-item>
        <text:list-item>
          <text:p text:style-name="P60">Recherche technos à remplacer (si problèmes de compat)</text:p>
        </text:list-item>
        <text:list-item>
          <text:p text:style-name="P60">Recherche remplacement fonctions "deprecated"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============================================================================</text:p>
      <text:p text:style-name="P19"/>
      <text:p text:style-name="P4">pioche</text:p>
      <text:list xml:id="list192110283250622" text:continue-list="list3994741568" text:style-name="L2">
        <text:list-item>
          <text:p text:style-name="P42">Création fichier local-config-sample.php pour exemple dispo sur github</text:p>
        </text:list-item>
        <text:list-item>
          <text:p text:style-name="P61"/>
        </text:list-item>
      </text:list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OpenSymbol1" svg:font-family="OpenSymbol"/>
    <style:font-face style:name="FreeSans1" svg:font-family="FreeSans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zxx" fo:country="none" style:letter-kerning="true" style:font-name-asian="DejaVu Sans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zxx" fo:country="none" style:letter-kerning="true" style:font-name-asian="DejaVu Sans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0T10:15:10.415328378</meta:creation-date>
    <dc:title>marges1cm</dc:title>
    <meta:editing-duration>P7DT22H6M41S</meta:editing-duration>
    <meta:editing-cycles>347</meta:editing-cycles>
    <meta:generator>LibreOffice/6.4.6.2$Linux_X86_64 LibreOffice_project/40$Build-2</meta:generator>
    <dc:date>2021-02-18T19:21:08.649804612</dc:date>
    <meta:document-statistic meta:table-count="0" meta:image-count="0" meta:object-count="0" meta:page-count="3" meta:paragraph-count="85" meta:word-count="591" meta:character-count="3906" meta:non-whitespace-character-count="3428"/>
    <meta:template xlink:type="simple" xlink:actuate="onRequest" xlink:title="marges1cm" xlink:href="../../../../../../../.config/libreoffice/4/user/template/marges1cm1.ott" meta:date="2020-01-10T10:14:59.300000000"/>
  </office:meta>
</office:document-meta>
</file>